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2in"/>
    </style:style>
    <style:style style:name="co3" style:family="table-column">
      <style:table-column-properties fo:break-before="auto" style:column-width="0.2791in"/>
    </style:style>
    <style:style style:name="co4" style:family="table-column">
      <style:table-column-properties fo:break-before="auto" style:column-width="0.9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5"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65"/>
  </office:automatic-styles>
  <office:body>
    <office:spreadsheet>
      <table:calculation-settings table:automatic-find-labels="false" table:use-regular-expressions="false" table:use-wildcards="true"/>
      <table:table table:name="Over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Pla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r</text:p>
          </table:table-cell>
          <table:table-cell office:value-type="string" calcext:value-type="string">
            <text:p>Team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P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ristian Villasen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.H. Conley</text:p>
          </table:table-cell>
          <table:table-cell office:value-type="time" office:time-value="PT00H16M38.71S" calcext:value-type="time">
            <text:p>16:38.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encer Rundel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.H. Conley</text:p>
          </table:table-cell>
          <table:table-cell office:value-type="time" office:time-value="PT00H17M30.99S" calcext:value-type="time">
            <text:p>17:30.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ke Adamsk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uth Central</text:p>
          </table:table-cell>
          <table:table-cell office:value-type="time" office:time-value="PT00H17M50.26S" calcext:value-type="time">
            <text:p>17:50.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tthew Winstea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uth Central</text:p>
          </table:table-cell>
          <table:table-cell office:value-type="time" office:time-value="PT00H18M05.27S" calcext:value-type="time">
            <text:p>18:05.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ay Sweatm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w Bern</text:p>
          </table:table-cell>
          <table:table-cell office:value-type="time" office:time-value="PT00H18M08.38S" calcext:value-type="time">
            <text:p>18:08.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lms Kul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se, J.H.</text:p>
          </table:table-cell>
          <table:table-cell office:value-type="time" office:time-value="PT00H18M44.61S" calcext:value-type="time">
            <text:p>18:44.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ckson Woo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uth Central</text:p>
          </table:table-cell>
          <table:table-cell office:value-type="time" office:time-value="PT00H18M50.73S" calcext:value-type="time">
            <text:p>18:50.7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yden Thornt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w Bern</text:p>
          </table:table-cell>
          <table:table-cell office:value-type="time" office:time-value="PT00H19M03.46S" calcext:value-type="time">
            <text:p>19:03.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van Jab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.H. Conley</text:p>
          </table:table-cell>
          <table:table-cell office:value-type="time" office:time-value="PT00H19M19.34S" calcext:value-type="time">
            <text:p>19:19.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enry Rhod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w Bern</text:p>
          </table:table-cell>
          <table:table-cell office:value-type="time" office:time-value="PT00H19M39.46S" calcext:value-type="time">
            <text:p>19:39.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de Woodmonse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se, J.H.</text:p>
          </table:table-cell>
          <table:table-cell office:value-type="time" office:time-value="PT00H19M43.63S" calcext:value-type="time">
            <text:p>19:43.6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ddox Warwic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w Bern</text:p>
          </table:table-cell>
          <table:table-cell office:value-type="time" office:time-value="PT00H20M17.16S" calcext:value-type="time">
            <text:p>20:17.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itchell Wheeli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w Bern</text:p>
          </table:table-cell>
          <table:table-cell office:value-type="time" office:time-value="PT00H20M30.19S" calcext:value-type="time">
            <text:p>20:30.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one Billing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ose, J.H.</text:p>
          </table:table-cell>
          <table:table-cell office:value-type="time" office:time-value="PT00H20M30.42S" calcext:value-type="time">
            <text:p>20:30.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iden Osbur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.H. Conley</text:p>
          </table:table-cell>
          <table:table-cell office:value-type="time" office:time-value="PT00H20M32.21S" calcext:value-type="time">
            <text:p>20:32.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rson Anders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 Bern</text:p>
          </table:table-cell>
          <table:table-cell office:value-type="time" office:time-value="PT00H20M42.38S" calcext:value-type="time">
            <text:p>20:42.3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onathan Moce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w Bern</text:p>
          </table:table-cell>
          <table:table-cell office:value-type="time" office:time-value="PT00H20M43.12S" calcext:value-type="time">
            <text:p>20:43.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lijah Oakley Nelson</text:p>
          </table:table-cell>
          <table:table-cell/>
          <table:table-cell office:value-type="string" calcext:value-type="string">
            <text:p>New Bern</text:p>
          </table:table-cell>
          <table:table-cell office:value-type="time" office:time-value="PT00H20M49.93S" calcext:value-type="time">
            <text:p>20:49.9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an Jon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uth Central</text:p>
          </table:table-cell>
          <table:table-cell office:value-type="time" office:time-value="PT00H21M17.7S" calcext:value-type="time">
            <text:p>21:17.7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 Griffith</text:p>
          </table:table-cell>
          <table:table-cell/>
          <table:table-cell office:value-type="string" calcext:value-type="string">
            <text:p>D.H. Conley</text:p>
          </table:table-cell>
          <table:table-cell office:value-type="time" office:time-value="PT00H21M17.95S" calcext:value-type="time">
            <text:p>21:17.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eth Colli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.H. Conley</text:p>
          </table:table-cell>
          <table:table-cell office:value-type="time" office:time-value="PT00H21M29.16S" calcext:value-type="time">
            <text:p>21:29.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yan Davi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 Bern</text:p>
          </table:table-cell>
          <table:table-cell office:value-type="time" office:time-value="PT00H21M33.23S" calcext:value-type="time">
            <text:p>21:33.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amarion Henders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uth Central</text:p>
          </table:table-cell>
          <table:table-cell office:value-type="time" office:time-value="PT00H21M35.38S" calcext:value-type="time">
            <text:p>21:35.3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njamin Li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.H. Conley</text:p>
          </table:table-cell>
          <table:table-cell office:value-type="time" office:time-value="PT00H21M36.82S" calcext:value-type="time">
            <text:p>21:36.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lex Moo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uth Central</text:p>
          </table:table-cell>
          <table:table-cell office:value-type="time" office:time-value="PT00H21M37.53S" calcext:value-type="time">
            <text:p>21:37.5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ryson Dild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.H. Conley</text:p>
          </table:table-cell>
          <table:table-cell office:value-type="time" office:time-value="PT00H21M47.2S" calcext:value-type="time">
            <text:p>21:47.2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ssac Calli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se, J.H.</text:p>
          </table:table-cell>
          <table:table-cell office:value-type="time" office:time-value="PT00H21M51.12S" calcext:value-type="time">
            <text:p>21:51.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andon Brooks</text:p>
          </table:table-cell>
          <table:table-cell/>
          <table:table-cell office:value-type="string" calcext:value-type="string">
            <text:p>D.H. Conley</text:p>
          </table:table-cell>
          <table:table-cell office:value-type="time" office:time-value="PT00H22M10.17S" calcext:value-type="time">
            <text:p>22:10.1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avid Wol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.H. Conley</text:p>
          </table:table-cell>
          <table:table-cell office:value-type="time" office:time-value="PT00H22M14.45S" calcext:value-type="time">
            <text:p>22:14.4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anden Stalker</text:p>
          </table:table-cell>
          <table:table-cell/>
          <table:table-cell office:value-type="string" calcext:value-type="string">
            <text:p>New Bern</text:p>
          </table:table-cell>
          <table:table-cell office:value-type="time" office:time-value="PT00H22M31.9S" calcext:value-type="time">
            <text:p>22:31.9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ant Holt</text:p>
          </table:table-cell>
          <table:table-cell/>
          <table:table-cell office:value-type="string" calcext:value-type="string">
            <text:p>D.H. Conley</text:p>
          </table:table-cell>
          <table:table-cell office:value-type="time" office:time-value="PT00H22M37.73S" calcext:value-type="time">
            <text:p>22:37.7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acob Breazeal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se, J.H.</text:p>
          </table:table-cell>
          <table:table-cell office:value-type="time" office:time-value="PT00H22M42.82S" calcext:value-type="time">
            <text:p>22:42.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unner Johns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.H. Conley</text:p>
          </table:table-cell>
          <table:table-cell office:value-type="time" office:time-value="PT00H22M49.5S" calcext:value-type="time">
            <text:p>22:49.5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aac Dewit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uth Central</text:p>
          </table:table-cell>
          <table:table-cell office:value-type="time" office:time-value="PT00H22M57.65S" calcext:value-type="time">
            <text:p>22:57.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acye Card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.H. Conley</text:p>
          </table:table-cell>
          <table:table-cell office:value-type="time" office:time-value="PT00H22M58.96S" calcext:value-type="time">
            <text:p>22:58.9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ndrew Belo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.H. Conley</text:p>
          </table:table-cell>
          <table:table-cell office:value-type="time" office:time-value="PT00H23M14.41S" calcext:value-type="time">
            <text:p>23:14.4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oah Windl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.H. Conley</text:p>
          </table:table-cell>
          <table:table-cell office:value-type="time" office:time-value="PT00H23M25.06S" calcext:value-type="time">
            <text:p>23:25.0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amison Knowl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.H. Conley</text:p>
          </table:table-cell>
          <table:table-cell office:value-type="time" office:time-value="PT00H23M38.76S" calcext:value-type="time">
            <text:p>23:38.7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uelez But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uth Central</text:p>
          </table:table-cell>
          <table:table-cell office:value-type="time" office:time-value="PT00H23M42.85S" calcext:value-type="time">
            <text:p>23:42.8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ick Cann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se, J.H.</text:p>
          </table:table-cell>
          <table:table-cell office:value-type="time" office:time-value="PT00H23M46.66S" calcext:value-type="time">
            <text:p>23:46.6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andon Nel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w Bern</text:p>
          </table:table-cell>
          <table:table-cell office:value-type="time" office:time-value="PT00H23M54.59S" calcext:value-type="time">
            <text:p>23:54.59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ylen Wa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.H. Conley</text:p>
          </table:table-cell>
          <table:table-cell office:value-type="time" office:time-value="PT00H24M03.96S" calcext:value-type="time">
            <text:p>24:03.9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Jonathan Mo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uth Central</text:p>
          </table:table-cell>
          <table:table-cell office:value-type="time" office:time-value="PT00H24M14.37S" calcext:value-type="time">
            <text:p>24:14.3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ewis Benj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se, J.H.</text:p>
          </table:table-cell>
          <table:table-cell office:value-type="time" office:time-value="PT00H24M48.73S" calcext:value-type="time">
            <text:p>24:48.7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Jamie Slag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w Bern</text:p>
          </table:table-cell>
          <table:table-cell office:value-type="time" office:time-value="PT00H25M23.61S" calcext:value-type="time">
            <text:p>25:23.6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hane Bal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 Bern</text:p>
          </table:table-cell>
          <table:table-cell office:value-type="time" office:time-value="PT00H25M36.38S" calcext:value-type="time">
            <text:p>25:36.3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nderson Bagl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se, J.H.</text:p>
          </table:table-cell>
          <table:table-cell office:value-type="time" office:time-value="PT00H25M40.52S" calcext:value-type="time">
            <text:p>25:40.5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leb Glinia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uth Central</text:p>
          </table:table-cell>
          <table:table-cell office:value-type="time" office:time-value="PT00H26M03.82S" calcext:value-type="time">
            <text:p>26:03.8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iam McCunn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.H. Conley</text:p>
          </table:table-cell>
          <table:table-cell office:value-type="time" office:time-value="PT00H26M10S" calcext:value-type="time">
            <text:p>26:10.0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one Fletc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se, J.H.</text:p>
          </table:table-cell>
          <table:table-cell office:value-type="time" office:time-value="PT00H26M49.74S" calcext:value-type="time">
            <text:p>26:49.7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radley Ros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w Bern</text:p>
          </table:table-cell>
          <table:table-cell office:value-type="time" office:time-value="PT00H27M03.05S" calcext:value-type="time">
            <text:p>27:03.0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andon Norm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.H. Conley</text:p>
          </table:table-cell>
          <table:table-cell office:value-type="time" office:time-value="PT00H27M43.08S" calcext:value-type="time">
            <text:p>27:43.0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orian Weav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uth Central</text:p>
          </table:table-cell>
          <table:table-cell office:value-type="time" office:time-value="PT00H28M17.62S" calcext:value-type="time">
            <text:p>28:17.6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indon Co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uth Central</text:p>
          </table:table-cell>
          <table:table-cell office:value-type="time" office:time-value="PT00H28M23.93S" calcext:value-type="time">
            <text:p>28:23.93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yrus Freem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se, J.H.</text:p>
          </table:table-cell>
          <table:table-cell office:value-type="time" office:time-value="PT00H28M43.16S" calcext:value-type="time">
            <text:p>28:43.1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afann Ahm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.H. Conley</text:p>
          </table:table-cell>
          <table:table-cell office:value-type="time" office:time-value="PT00H30M36.93S" calcext:value-type="time">
            <text:p>30:36.93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Wyatt Bes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.H. Conley</text:p>
          </table:table-cell>
          <table:table-cell office:value-type="time" office:time-value="PT00H33M43.22S" calcext:value-type="time">
            <text:p>33:43.2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Will Mann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.H. Conley</text:p>
          </table:table-cell>
          <table:table-cell office:value-type="time" office:time-value="PT00H37M51.84S" calcext:value-type="time">
            <text:p>37:51.84</text:p>
          </table:table-cell>
          <table:table-cell/>
        </table:table-row>
      </table:table>
      <table:table table:name="Conle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la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r</text:p>
          </table:table-cell>
          <table:table-cell office:value-type="string" calcext:value-type="string">
            <text:p>Team</text:p>
          </table:table-cell>
          <table:table-cell table:style-name="Default"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ristian Villasen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.H. Conley</text:p>
          </table:table-cell>
          <table:table-cell office:value-type="time" office:time-value="PT00H16M38.71S" calcext:value-type="time">
            <text:p>16:38.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encer Rundel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.H. Conley</text:p>
          </table:table-cell>
          <table:table-cell office:value-type="time" office:time-value="PT00H17M30.99S" calcext:value-type="time">
            <text:p>17:30.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van Jab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.H. Conley</text:p>
          </table:table-cell>
          <table:table-cell office:value-type="time" office:time-value="PT00H19M19.34S" calcext:value-type="time">
            <text:p>19:19.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iden Osbur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.H. Conley</text:p>
          </table:table-cell>
          <table:table-cell office:value-type="time" office:time-value="PT00H20M32.21S" calcext:value-type="time">
            <text:p>20:32.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 Griffit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.H. Conley</text:p>
          </table:table-cell>
          <table:table-cell office:value-type="time" office:time-value="PT00H21M17.95S" calcext:value-type="time">
            <text:p>21:17.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th Colli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.H. Conley</text:p>
          </table:table-cell>
          <table:table-cell office:value-type="time" office:time-value="PT00H21M29.16S" calcext:value-type="time">
            <text:p>21:29.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njamin Li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.H. Conley</text:p>
          </table:table-cell>
          <table:table-cell office:value-type="time" office:time-value="PT00H21M36.82S" calcext:value-type="time">
            <text:p>21:36.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yson Dild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.H. Conley</text:p>
          </table:table-cell>
          <table:table-cell office:value-type="time" office:time-value="PT00H21M47.2S" calcext:value-type="time">
            <text:p>21:47.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ndon Brook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.H. Conley</text:p>
          </table:table-cell>
          <table:table-cell office:value-type="time" office:time-value="PT00H22M10.17S" calcext:value-type="time">
            <text:p>22:10.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vid Wol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.H. Conley</text:p>
          </table:table-cell>
          <table:table-cell office:value-type="time" office:time-value="PT00H22M14.45S" calcext:value-type="time">
            <text:p>22:14.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t Hol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.H. Conley</text:p>
          </table:table-cell>
          <table:table-cell office:value-type="time" office:time-value="PT00H22M37.73S" calcext:value-type="time">
            <text:p>22:37.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nner Johns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.H. Conley</text:p>
          </table:table-cell>
          <table:table-cell office:value-type="time" office:time-value="PT00H22M49.5S" calcext:value-type="time">
            <text:p>22:49.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acye Card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.H. Conley</text:p>
          </table:table-cell>
          <table:table-cell office:value-type="time" office:time-value="PT00H22M58.96S" calcext:value-type="time">
            <text:p>22:58.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ndrew Belo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.H. Conley</text:p>
          </table:table-cell>
          <table:table-cell office:value-type="time" office:time-value="PT00H23M14.41S" calcext:value-type="time">
            <text:p>23:14.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ah Windl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.H. Conley</text:p>
          </table:table-cell>
          <table:table-cell office:value-type="time" office:time-value="PT00H23M25.06S" calcext:value-type="time">
            <text:p>23:25.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amison Knowl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.H. Conley</text:p>
          </table:table-cell>
          <table:table-cell office:value-type="time" office:time-value="PT00H23M38.76S" calcext:value-type="time">
            <text:p>23:38.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ylen Wa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.H. Conley</text:p>
          </table:table-cell>
          <table:table-cell office:value-type="time" office:time-value="PT00H24M03.96S" calcext:value-type="time">
            <text:p>24:03.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iam McCunn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.H. Conley</text:p>
          </table:table-cell>
          <table:table-cell office:value-type="time" office:time-value="PT00H26M10S" calcext:value-type="time">
            <text:p>26:10.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andon Norm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.H. Conley</text:p>
          </table:table-cell>
          <table:table-cell office:value-type="time" office:time-value="PT00H27M43.08S" calcext:value-type="time">
            <text:p>27:43.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afann Ahm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.H. Conley</text:p>
          </table:table-cell>
          <table:table-cell office:value-type="time" office:time-value="PT00H30M36.93S" calcext:value-type="time">
            <text:p>30:36.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yatt Bes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.H. Conley</text:p>
          </table:table-cell>
          <table:table-cell office:value-type="time" office:time-value="PT00H33M43.22S" calcext:value-type="time">
            <text:p>33:43.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ill Mann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.H. Conley</text:p>
          </table:table-cell>
          <table:table-cell office:value-type="time" office:time-value="PT00H37M51.84S" calcext:value-type="time">
            <text:p>37:51.84</text:p>
          </table:table-cell>
        </table:table-row>
      </table:table>
      <table:table table:name="Next Seas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la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r</text:p>
          </table:table-cell>
          <table:table-cell office:value-type="string" calcext:value-type="string">
            <text:p>Team</text:p>
          </table:table-cell>
          <table:table-cell table:style-name="Default"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kevian Atkinson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van Jab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.H. Conley</text:p>
          </table:table-cell>
          <table:table-cell office:value-type="time" office:time-value="PT00H19M19.34S" calcext:value-type="time">
            <text:p>19:19.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iden Osbur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.H. Conley</text:p>
          </table:table-cell>
          <table:table-cell office:value-type="time" office:time-value="PT00H20M32.21S" calcext:value-type="time">
            <text:p>20:32.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 Griffit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.H. Conley</text:p>
          </table:table-cell>
          <table:table-cell office:value-type="time" office:time-value="PT00H21M17.95S" calcext:value-type="time">
            <text:p>21:17.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th Colli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.H. Conley</text:p>
          </table:table-cell>
          <table:table-cell office:value-type="time" office:time-value="PT00H21M29.16S" calcext:value-type="time">
            <text:p>21:29.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njamin Li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.H. Conley</text:p>
          </table:table-cell>
          <table:table-cell office:value-type="time" office:time-value="PT00H21M36.82S" calcext:value-type="time">
            <text:p>21:36.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ryson Dild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.H. Conley</text:p>
          </table:table-cell>
          <table:table-cell office:value-type="time" office:time-value="PT00H21M47.2S" calcext:value-type="time">
            <text:p>21:47.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ndon Brooks</text:p>
          </table:table-cell>
          <table:table-cell/>
          <table:table-cell office:value-type="string" calcext:value-type="string">
            <text:p>D.H. Conley</text:p>
          </table:table-cell>
          <table:table-cell office:value-type="time" office:time-value="PT00H22M10.17S" calcext:value-type="time">
            <text:p>22:10.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vid Wol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.H. Conley</text:p>
          </table:table-cell>
          <table:table-cell office:value-type="time" office:time-value="PT00H22M14.45S" calcext:value-type="time">
            <text:p>22:14.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unner Johns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.H. Conley</text:p>
          </table:table-cell>
          <table:table-cell office:value-type="time" office:time-value="PT00H22M49.5S" calcext:value-type="time">
            <text:p>22:49.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cye Card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.H. Conley</text:p>
          </table:table-cell>
          <table:table-cell office:value-type="time" office:time-value="PT00H22M58.96S" calcext:value-type="time">
            <text:p>22:58.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ndrew Belo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.H. Conley</text:p>
          </table:table-cell>
          <table:table-cell office:value-type="time" office:time-value="PT00H23M14.41S" calcext:value-type="time">
            <text:p>23:14.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ah Windl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.H. Conley</text:p>
          </table:table-cell>
          <table:table-cell office:value-type="time" office:time-value="PT00H23M25.06S" calcext:value-type="time">
            <text:p>23:25.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amison Knowl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.H. Conley</text:p>
          </table:table-cell>
          <table:table-cell office:value-type="time" office:time-value="PT00H23M38.76S" calcext:value-type="time">
            <text:p>23:38.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ylen Wa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.H. Conley</text:p>
          </table:table-cell>
          <table:table-cell office:value-type="time" office:time-value="PT00H24M03.96S" calcext:value-type="time">
            <text:p>24:03.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iam McCunn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.H. Conley</text:p>
          </table:table-cell>
          <table:table-cell office:value-type="time" office:time-value="PT00H26M10S" calcext:value-type="time">
            <text:p>26:10.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andon Norm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.H. Conley</text:p>
          </table:table-cell>
          <table:table-cell office:value-type="time" office:time-value="PT00H27M43.08S" calcext:value-type="time">
            <text:p>27:43.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fann Ahm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.H. Conley</text:p>
          </table:table-cell>
          <table:table-cell office:value-type="time" office:time-value="PT00H30M36.93S" calcext:value-type="time">
            <text:p>30:36.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yatt Bes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.H. Conley</text:p>
          </table:table-cell>
          <table:table-cell office:value-type="time" office:time-value="PT00H33M43.22S" calcext:value-type="time">
            <text:p>33:43.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ill Mann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.H. Conley</text:p>
          </table:table-cell>
          <table:table-cell office:value-type="time" office:time-value="PT00H37M51.84S" calcext:value-type="time">
            <text:p>37:51.84</text:p>
          </table:table-cell>
        </table:table-row>
      </table:table>
      <table:named-expressions/>
      <table:database-ranges>
        <table:database-range table:name="__Anonymous_Sheet_DB__1" table:target-range-address="Conley.A1:Conley.F2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3T22:26:34.888856032</dc:date>
    <meta:editing-duration>PT3M2S</meta:editing-duration>
    <meta:editing-cycles>1</meta:editing-cycles>
    <meta:document-statistic meta:table-count="3" meta:cell-count="536" meta:object-count="0"/>
    <meta:generator>LibreOffice/7.3.7.2$Linux_X86_64 LibreOffice_project/30$Build-2</meta:generator>
  </office:meta>
</office:document-meta>
</file>